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25dc4" officeooo:paragraph-rsid="00025dc4"/>
    </style:style>
    <style:style style:name="P2" style:family="paragraph" style:parent-style-name="Standard">
      <style:text-properties fo:font-weight="bold" officeooo:rsid="00025dc4" officeooo:paragraph-rsid="00025dc4" style:font-weight-asian="bold" style:font-weight-complex="bold"/>
    </style:style>
    <style:style style:name="P3" style:family="paragraph" style:parent-style-name="Standard">
      <style:text-properties fo:font-weight="normal" officeooo:rsid="00025dc4" officeooo:paragraph-rsid="00025dc4"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la y bienvenido de nuevo en esta ocasión terminaremos de ver aritmética de expresiones racionales con dos temas muy sencillos, el primero es la división de expresiones racionales, en realidad basta con multiplicar numerador por denominador y denominador por numerador, esto por lo general se le llama multiplicación cruzada, aunque en realidad se trata de este teorema, </text:p>
      <text:p text:style-name="P1"/>
      <text:p text:style-name="P1"><text:tab/><text:tab/><text:tab/><text:tab/>P(x)/Q(x) entre R(x)/S(x)=P(x)S(x)/Q(x)R(x)</text:p>
      <text:p text:style-name="P2">NOTA: DEMOSTRAR ESTE TEOREMA ES MUY SENCILLO PERO ES CANSADO ESCRIBIR EN ESTE FORMATO LA RESPUESTA ESTA EN LA PAGINA 122</text:p>
      <text:p text:style-name="P2"/>
      <text:p text:style-name="P2">Y USAR ALGÚN EJEMPLO </text:p>
      <text:p text:style-name="P2"/>
      <text:p text:style-name="P3">y el ultimo tema que veremos es algo muy sencillo que en realidad no es una operación aritmética como tal, hablaremos sobre las fracciones complejas, estas son fracciones que contiene otras fracciones en el denominador o el numerador o ambos, y lo único que requeriremos hacer sera utilizar las operaciones aritméticas que ya hemos aprendido para simplificar la fracción compleja, veamos algunos ejemplos. </text:p>
      <text:p text:style-name="P3"/>
      <text:p text:style-name="P2">Ejemplos en pagina 1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31T20:18:56.825000000</meta:creation-date>
    <dc:date>2019-05-31T20:29:33.194000000</dc:date>
    <meta:editing-duration>PT26S</meta:editing-duration>
    <meta:editing-cycles>1</meta:editing-cycles>
    <meta:document-statistic meta:table-count="0" meta:image-count="0" meta:object-count="0" meta:page-count="1" meta:paragraph-count="6" meta:word-count="152" meta:character-count="988" meta:non-whitespace-character-count="835"/>
    <meta:generator>LibreOffice/6.1.1.2$Windows_X86_64 LibreOffice_project/5d19a1bfa650b796764388cd8b33a5af1f5baa1b</meta:generator>
  </office:meta>
</office:document-meta>
</file>